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BMF Theory Development Environment Setup</text:p>
      <text:p text:style-name="Standard"># For broke genius mode scientific computing ($0.00 budget)</text:p>
      <text:p text:style-name="Standard"># Target: Complete scientific toolkit for Nobel Prize-worthy physics research</text:p>
      <text:p text:style-name="Standard"/>
      <text:p text:style-name="Standard">project_name: "Base Morphogenic Field Theory Development Environment"</text:p>
      <text:p text:style-name="Standard">budget: "$0.00"</text:p>
      <text:p text:style-name="Standard">target_os: ["linux", "windows", "macos"]</text:p>
      <text:p text:style-name="Standard"/>
      <text:p text:style-name="Standard"># Core development tools</text:p>
      <text:p text:style-name="Standard">development_tools:</text:p>
      <text:p text:style-name="Standard"><text:s text:c="2"/>version_control:</text:p>
      <text:p text:style-name="Standard"><text:s text:c="4"/>- name: "git"</text:p>
      <text:p text:style-name="Standard"><text:s text:c="6"/>description: "Version control system"</text:p>
      <text:p text:style-name="Standard"><text:s text:c="6"/>install_methods:</text:p>
      <text:p text:style-name="Standard"><text:s text:c="8"/>ubuntu: "sudo apt install git"</text:p>
      <text:p text:style-name="Standard"><text:s text:c="8"/>centos: "sudo yum install git"</text:p>
      <text:p text:style-name="Standard"><text:s text:c="8"/>windows: "Download from https://git-scm.com/download/windows"</text:p>
      <text:p text:style-name="Standard"><text:s text:c="8"/>macos: "brew install git"</text:p>
      <text:p text:style-name="Standard"><text:s text:c="6"/>post_install:</text:p>
      <text:p text:style-name="Standard"><text:s text:c="8"/>- "git config --global user.name 'BMF Researcher'"</text:p>
      <text:p text:style-name="Standard"><text:s text:c="8"/>- "git config --global user.email 'vectortrust@protonmail.com'"</text:p>
      <text:p text:style-name="Standard"/>
      <text:p text:style-name="Standard"><text:s text:c="2"/>python_ecosystem:</text:p>
      <text:p text:style-name="Standard"><text:s text:c="4"/>- name: "python3"</text:p>
      <text:p text:style-name="Standard"><text:s text:c="6"/>description: "Core programming language for simulations"</text:p>
      <text:p text:style-name="Standard"><text:s text:c="6"/>install_methods:</text:p>
      <text:p text:style-name="Standard"><text:s text:c="8"/>ubuntu: "sudo apt install python3 python3-pip python3-venv"</text:p>
      <text:p text:style-name="Standard"><text:s text:c="8"/>centos: "sudo yum install python3 python3-pip"</text:p>
      <text:p text:style-name="Standard"><text:s text:c="8"/>windows: "Download from https://python.org/downloads/"</text:p>
      <text:p text:style-name="Standard"><text:s text:c="8"/>macos: "brew install python"</text:p>
      <text:p text:style-name="Standard"><text:s text:c="6"/></text:p>
      <text:p text:style-name="Standard"><text:s text:c="4"/>- name: "python_packages"</text:p>
      <text:p text:style-name="Standard"><text:s text:c="6"/>description: "Scientific computing packages"</text:p>
      <text:p text:style-name="Standard"><text:s text:c="6"/>install_method: "pip3 install"</text:p>
      <text:p text:style-name="Standard"><text:s text:c="6"/>packages:</text:p>
      <text:p text:style-name="Standard"><text:s text:c="8"/>- "numpy" <text:s text:c="10"/># Mathematical operations</text:p>
      <text:p text:style-name="Standard"><text:s text:c="8"/>- "scipy" <text:s text:c="10"/># Scientific computing</text:p>
      <text:p text:style-name="Standard"><text:s text:c="8"/>- "matplotlib" <text:s text:c="5"/># Plotting and visualization</text:p>
      <text:p text:style-name="Standard"><text:s text:c="8"/>- "sympy" <text:s text:c="10"/># Symbolic mathematics</text:p>
      <text:p text:style-name="Standard"><text:s text:c="8"/>- "pandas" <text:s text:c="9"/># Data manipulation</text:p>
      <text:p text:style-name="Standard"><text:s text:c="8"/>- "jupyter" <text:s text:c="8"/># Interactive notebooks</text:p>
      <text:p text:style-name="Standard"><text:s text:c="8"/>- "plotly" <text:s text:c="9"/># Interactive visualizations</text:p>
      <text:p text:style-name="Standard"><text:s text:c="8"/>- "seaborn" <text:s text:c="8"/># Statistical visualizations</text:p>
      <text:p text:style-name="Standard"><text:s text:c="8"/>- "opencv-python" <text:s text:c="2"/># Image processing for experiments</text:p>
      <text:p text:style-name="Standard"><text:s text:c="8"/>- "scikit-learn" <text:s text:c="3"/># Machine learning tools</text:p>
      <text:p text:style-name="Standard"/>
      <text:p text:style-name="Standard"># 3D modeling and visualization</text:p>
      <text:p text:style-name="Standard">graphics_tools:</text:p>
      <text:p text:style-name="Standard"><text:s text:c="2"/>- name: "blender"</text:p>
      <text:p text:style-name="Standard"><text:soft-page-break/><text:s text:c="4"/>description: "3D modeling for morphogenic field visualization"</text:p>
      <text:p text:style-name="Standard"><text:s text:c="4"/>install_methods:</text:p>
      <text:p text:style-name="Standard"><text:s text:c="6"/>ubuntu: "sudo snap install blender --classic"</text:p>
      <text:p text:style-name="Standard"><text:s text:c="6"/>windows: "Download from https://www.blender.org/download/"</text:p>
      <text:p text:style-name="Standard"><text:s text:c="6"/>macos: "brew install --cask blender"</text:p>
      <text:p text:style-name="Standard"><text:s text:c="4"/></text:p>
      <text:p text:style-name="Standard"><text:s text:c="2"/>- name: "krita"</text:p>
      <text:p text:style-name="Standard"><text:s text:c="4"/>description: "Digital art for scientific illustrations"</text:p>
      <text:p text:style-name="Standard"><text:s text:c="4"/>install_methods:</text:p>
      <text:p text:style-name="Standard"><text:s text:c="6"/>ubuntu: "sudo apt install krita"</text:p>
      <text:p text:style-name="Standard"><text:s text:c="6"/>windows: "Download from https://krita.org/en/download/krita-desktop/"</text:p>
      <text:p text:style-name="Standard"><text:s text:c="6"/>macos: "brew install --cask krita"</text:p>
      <text:p text:style-name="Standard"><text:s text:c="6"/></text:p>
      <text:p text:style-name="Standard"><text:s text:c="2"/>- name: "gimp"</text:p>
      <text:p text:style-name="Standard"><text:s text:c="4"/>description: "Image editing for publication graphics"</text:p>
      <text:p text:style-name="Standard"><text:s text:c="4"/>install_methods:</text:p>
      <text:p text:style-name="Standard"><text:s text:c="6"/>ubuntu: "sudo apt install gimp"</text:p>
      <text:p text:style-name="Standard"><text:s text:c="6"/>windows: "Download from https://www.gimp.org/downloads/"</text:p>
      <text:p text:style-name="Standard"><text:s text:c="6"/>macos: "brew install --cask gimp"</text:p>
      <text:p text:style-name="Standard"><text:s text:c="6"/></text:p>
      <text:p text:style-name="Standard"><text:s text:c="2"/>- name: "inkscape"</text:p>
      <text:p text:style-name="Standard"><text:s text:c="4"/>description: "Vector graphics for technical diagrams"</text:p>
      <text:p text:style-name="Standard"><text:s text:c="4"/>install_methods:</text:p>
      <text:p text:style-name="Standard"><text:s text:c="6"/>ubuntu: "sudo apt install inkscape"</text:p>
      <text:p text:style-name="Standard"><text:s text:c="6"/>windows: "Download from https://inkscape.org/release/"</text:p>
      <text:p text:style-name="Standard"><text:s text:c="6"/>macos: "brew install --cask inkscape"</text:p>
      <text:p text:style-name="Standard"/>
      <text:p text:style-name="Standard"># Scientific computation alternatives</text:p>
      <text:p text:style-name="Standard">alternatives:</text:p>
      <text:p text:style-name="Standard"><text:s text:c="2"/>- name: "octave"</text:p>
      <text:p text:style-name="Standard"><text:s text:c="4"/>description: "Free MATLAB alternative"</text:p>
      <text:p text:style-name="Standard"><text:s text:c="4"/>install_methods:</text:p>
      <text:p text:style-name="Standard"><text:s text:c="6"/>ubuntu: "sudo apt install octave"</text:p>
      <text:p text:style-name="Standard"><text:s text:c="6"/>windows: "Download from https://www.gnu.org/software/octave/download.html"</text:p>
      <text:p text:style-name="Standard"><text:s text:c="6"/>macos: "brew install octave"</text:p>
      <text:p text:style-name="Standard"/>
      <text:p text:style-name="Standard"># Documentation and publishing</text:p>
      <text:p text:style-name="Standard">documentation:</text:p>
      <text:p text:style-name="Standard"><text:s text:c="2"/>- name: "texlive"</text:p>
      <text:p text:style-name="Standard"><text:s text:c="4"/>description: "LaTeX distribution for scientific papers"</text:p>
      <text:p text:style-name="Standard"><text:s text:c="4"/>install_methods:</text:p>
      <text:p text:style-name="Standard"><text:s text:c="6"/>ubuntu: "sudo apt install texlive-full"</text:p>
      <text:p text:style-name="Standard"><text:s text:c="6"/>windows: "Download MiKTeX from https://miktex.org/download"</text:p>
      <text:p text:style-name="Standard"><text:s text:c="6"/>macos: "brew install --cask mactex"</text:p>
      <text:p text:style-name="Standard"><text:s text:c="6"/></text:p>
      <text:p text:style-name="Standard"><text:s text:c="2"/>- name: "zotero"</text:p>
      <text:p text:style-name="Standard"><text:s text:c="4"/>description: "Reference management"</text:p>
      <text:p text:style-name="Standard"><text:s text:c="4"/>install_methods:</text:p>
      <text:p text:style-name="Standard"><text:s text:c="6"/>ubuntu: "Download from https://www.zotero.org/download/"</text:p>
      <text:p text:style-name="Standard"><text:soft-page-break/><text:s text:c="6"/>windows: "Download from https://www.zotero.org/download/"</text:p>
      <text:p text:style-name="Standard"><text:s text:c="6"/>macos: "brew install --cask zotero"</text:p>
      <text:p text:style-name="Standard"/>
      <text:p text:style-name="Standard"># Experimental tools</text:p>
      <text:p text:style-name="Standard">experimental:</text:p>
      <text:p text:style-name="Standard"><text:s text:c="2"/>- name: "arduino-ide"</text:p>
      <text:p text:style-name="Standard"><text:s text:c="4"/>description: "Hardware experiment programming"</text:p>
      <text:p text:style-name="Standard"><text:s text:c="4"/>install_methods:</text:p>
      <text:p text:style-name="Standard"><text:s text:c="6"/>ubuntu: "sudo apt install arduino"</text:p>
      <text:p text:style-name="Standard"><text:s text:c="6"/>windows: "Download from https://www.arduino.cc/en/software"</text:p>
      <text:p text:style-name="Standard"><text:s text:c="6"/>macos: "brew install --cask arduino"</text:p>
      <text:p text:style-name="Standard"><text:s text:c="6"/></text:p>
      <text:p text:style-name="Standard"><text:s text:c="2"/>- name: "audacity"</text:p>
      <text:p text:style-name="Standard"><text:s text:c="4"/>description: "Audio analysis for cymatics experiments"</text:p>
      <text:p text:style-name="Standard"><text:s text:c="4"/>install_methods:</text:p>
      <text:p text:style-name="Standard"><text:s text:c="6"/>ubuntu: "sudo apt install audacity"</text:p>
      <text:p text:style-name="Standard"><text:s text:c="6"/>windows: "Download from https://www.audacityteam.org/download/"</text:p>
      <text:p text:style-name="Standard"><text:s text:c="6"/>macos: "brew install --cask audacity"</text:p>
      <text:p text:style-name="Standard"/>
      <text:p text:style-name="Standard"># Cloud-based free alternatives (no installation needed)</text:p>
      <text:p text:style-name="Standard">cloud_alternatives:</text:p>
      <text:p text:style-name="Standard"><text:s text:c="2"/>jupyter_notebooks:</text:p>
      <text:p text:style-name="Standard"><text:s text:c="4"/>- name: "Google Colab"</text:p>
      <text:p text:style-name="Standard"><text:s text:c="6"/>url: "https://colab.research.google.com/"</text:p>
      <text:p text:style-name="Standard"><text:s text:c="6"/>description: "Free Jupyter with GPU access"</text:p>
      <text:p text:style-name="Standard"><text:s text:c="6"/></text:p>
      <text:p text:style-name="Standard"><text:s text:c="2"/>documentation:</text:p>
      <text:p text:style-name="Standard"><text:s text:c="4"/>- name: "Overleaf"</text:p>
      <text:p text:style-name="Standard"><text:s text:c="6"/>url: "https://www.overleaf.com/"</text:p>
      <text:p text:style-name="Standard"><text:s text:c="6"/>description: "Online LaTeX editor"</text:p>
      <text:p text:style-name="Standard"><text:s text:c="6"/></text:p>
      <text:p text:style-name="Standard"><text:s text:c="2"/>version_control:</text:p>
      <text:p text:style-name="Standard"><text:s text:c="4"/>- name: "GitHub"</text:p>
      <text:p text:style-name="Standard"><text:s text:c="6"/>url: "https://github.com/"</text:p>
      <text:p text:style-name="Standard"><text:s text:c="6"/>description: "Free public repositories"</text:p>
      <text:p text:style-name="Standard"/>
      <text:p text:style-name="Standard"># Project structure to create</text:p>
      <text:p text:style-name="Standard">project_structure:</text:p>
      <text:p text:style-name="Standard"><text:s text:c="2"/>directories:</text:p>
      <text:p text:style-name="Standard"><text:s text:c="4"/>- "bmf-theory/"</text:p>
      <text:p text:style-name="Standard"><text:s text:c="4"/>- "bmf-theory/docs/"</text:p>
      <text:p text:style-name="Standard"><text:s text:c="4"/>- "bmf-theory/src/"</text:p>
      <text:p text:style-name="Standard"><text:s text:c="4"/>- "bmf-theory/simulations/"</text:p>
      <text:p text:style-name="Standard"><text:s text:c="4"/>- "bmf-theory/experiments/"</text:p>
      <text:p text:style-name="Standard"><text:s text:c="4"/>- "bmf-theory/visualizations/"</text:p>
      <text:p text:style-name="Standard"><text:s text:c="4"/>- "bmf-theory/papers/"</text:p>
      <text:p text:style-name="Standard"><text:s text:c="4"/>- "bmf-theory/data/"</text:p>
      <text:p text:style-name="Standard"><text:s text:c="4"/>- "bmf-theory/tests/"</text:p>
      <text:p text:style-name="Standard"/>
      <text:p text:style-name="Standard"><text:soft-page-break/># Initial files to create</text:p>
      <text:p text:style-name="Standard">initial_files:</text:p>
      <text:p text:style-name="Standard"><text:s text:c="2"/>- path: "bmf-theory/README.md"</text:p>
      <text:p text:style-name="Standard"><text:s text:c="4"/>content: |</text:p>
      <text:p text:style-name="Standard"><text:s text:c="6"/># Base Morphogenic Field Theory</text:p>
      <text:p text:style-name="Standard"><text:s text:c="6"/>## Mathematical Framework for Foundational Reversion</text:p>
      <text:p text:style-name="Standard"><text:s text:c="6"/></text:p>
      <text:p text:style-name="Standard"><text:s text:c="6"/>Author: Christopher Amon</text:p>
      <text:p text:style-name="Standard"><text:s text:c="6"/></text:p>
      <text:p text:style-name="Standard"><text:s text:c="6"/>### Abstract</text:p>
      <text:p text:style-name="Standard"><text:s text:c="6"/>This repository contains the complete mathematical framework for the Base Morphogenic Field (BMF) theory, proposing that all reality consists of 5 fundamental operators acting on a base morphogenic field.</text:p>
      <text:p text:style-name="Standard"><text:s text:c="6"/></text:p>
      <text:p text:style-name="Standard"><text:s text:c="6"/>### Project Structure</text:p>
      <text:p text:style-name="Standard"><text:s text:c="6"/>- `/docs/` - Theoretical documentation and papers</text:p>
      <text:p text:style-name="Standard"><text:s text:c="6"/>- `/src/` - Python simulation code</text:p>
      <text:p text:style-name="Standard"><text:s text:c="6"/>- `/simulations/` - Computational models</text:p>
      <text:p text:style-name="Standard"><text:s text:c="6"/>- `/experiments/` - Laboratory experiment designs</text:p>
      <text:p text:style-name="Standard"><text:s text:c="6"/>- `/visualizations/` - Blender and other visual models</text:p>
      <text:p text:style-name="Standard"><text:s text:c="6"/></text:p>
      <text:p text:style-name="Standard"><text:s text:c="2"/>- path: "bmf-theory/requirements.txt"</text:p>
      <text:p text:style-name="Standard"><text:s text:c="4"/>content: |</text:p>
      <text:p text:style-name="Standard"><text:s text:c="6"/>numpy&gt;=1.21.0</text:p>
      <text:p text:style-name="Standard"><text:s text:c="6"/>scipy&gt;=1.7.0</text:p>
      <text:p text:style-name="Standard"><text:s text:c="6"/>matplotlib&gt;=3.5.0</text:p>
      <text:p text:style-name="Standard"><text:s text:c="6"/>sympy&gt;=1.9.0</text:p>
      <text:p text:style-name="Standard"><text:s text:c="6"/>pandas&gt;=1.3.0</text:p>
      <text:p text:style-name="Standard"><text:s text:c="6"/>jupyter&gt;=1.0.0</text:p>
      <text:p text:style-name="Standard"><text:s text:c="6"/>plotly&gt;=5.0.0</text:p>
      <text:p text:style-name="Standard"><text:s text:c="6"/>seaborn&gt;=0.11.0</text:p>
      <text:p text:style-name="Standard"><text:s text:c="6"/>opencv-python&gt;=4.5.0</text:p>
      <text:p text:style-name="Standard"><text:s text:c="6"/>scikit-learn&gt;=1.0.0</text:p>
      <text:p text:style-name="Standard"/>
      <text:p text:style-name="Standard"># Installation script requirements</text:p>
      <text:p text:style-name="Standard">script_requirements:</text:p>
      <text:p text:style-name="Standard"><text:s text:c="2"/>language: "python3 and bash"</text:p>
      <text:p text:style-name="Standard"><text:s text:c="2"/>features:</text:p>
      <text:p text:style-name="Standard"><text:s text:c="4"/>- "Cross-platform compatibility (Linux/Windows/MacOS)"</text:p>
      <text:p text:style-name="Standard"><text:s text:c="4"/>- "Package manager detection (apt/yum/brew/chocolatey)"</text:p>
      <text:p text:style-name="Standard"><text:s text:c="4"/>- "Error handling and logging"</text:p>
      <text:p text:style-name="Standard"><text:s text:c="4"/>- "Progress indicators"</text:p>
      <text:p text:style-name="Standard"><text:s text:c="4"/>- "Rollback capability on failures"</text:p>
      <text:p text:style-name="Standard"><text:s text:c="4"/>- "Verification of successful installations"</text:p>
      <text:p text:style-name="Standard"><text:s text:c="4"/>- "Creation of virtual environment for Python packages"</text:p>
      <text:p text:style-name="Standard"><text:s text:c="4"/>- "Git repository initialization"</text:p>
      <text:p text:style-name="Standard"><text:s text:c="4"/>- "Basic project structure setup"</text:p>
      <text:p text:style-name="Standard"/>
      <text:p text:style-name="Standard"># Success criteria</text:p>
      <text:p text:style-name="Standard"><text:soft-page-break/>success_criteria:</text:p>
      <text:p text:style-name="Standard"><text:s text:c="2"/>- "All tools install without errors"</text:p>
      <text:p text:style-name="Standard"><text:s text:c="2"/>- "Python virtual environment created with all packages"</text:p>
      <text:p text:style-name="Standard"><text:s text:c="2"/>- "Git repository initialized"</text:p>
      <text:p text:style-name="Standard"><text:s text:c="2"/>- "Project structure created"</text:p>
      <text:p text:style-name="Standard"><text:s text:c="2"/>- "All tools are accessible from command line"</text:p>
      <text:p text:style-name="Standard"><text:s text:c="2"/>- "Jupyter notebook launches successfully"</text:p>
      <text:p text:style-name="Standard"><text:s text:c="2"/>- "Blender opens and is functional"</text:p>
      <text:p text:style-name="Standard"><text:s text:c="2"/>- "Basic test simulations run without errors"</text:p>
      <text:p text:style-name="Standard"/>
      <text:p text:style-name="Standard"># Post-installation tasks</text:p>
      <text:p text:style-name="Standard">post_installation:</text:p>
      <text:p text:style-name="Standard"><text:s text:c="2"/>- "Initialize git repository in bmf-theory/"</text:p>
      <text:p text:style-name="Standard"><text:s text:c="2"/>- "Create initial commit with project structure"</text:p>
      <text:p text:style-name="Standard"><text:s text:c="2"/>- "Set up Python virtual environment"</text:p>
      <text:p text:style-name="Standard"><text:s text:c="2"/>- "Install all Python packages in virtual environment"</text:p>
      <text:p text:style-name="Standard"><text:s text:c="2"/>- "Create sample Jupyter notebook with BMF theory outline"</text:p>
      <text:p text:style-name="Standard"><text:s text:c="2"/>- "Test all installations with simple commands"</text:p>
      <text:p text:style-name="Standard"><text:s text:c="2"/>- "Generate installation report"</text:p>
      <text:p text:style-name="Standard"/>
      <text:p text:style-name="Standard"># Notes for AI assistant</text:p>
      <text:p text:style-name="Standard">ai_instructions: |</text:p>
      <text:p text:style-name="Standard"><text:s text:c="2"/>Create a robust Python/Bash installation script that:</text:p>
      <text:p text:style-name="Standard"><text:s text:c="2"/>1. Detects the operating system and package manager</text:p>
      <text:p text:style-name="Standard"><text:s text:c="2"/>2. Installs all required tools in the correct order</text:p>
      <text:p text:style-name="Standard"><text:s text:c="2"/>3. Handles dependencies and potential conflicts</text:p>
      <text:p text:style-name="Standard"><text:s text:c="2"/>4. Creates the project structure</text:p>
      <text:p text:style-name="Standard"><text:s text:c="2"/>5. Sets up a Python virtual environment</text:p>
      <text:p text:style-name="Standard"><text:s text:c="2"/>6. Provides clear progress feedback</text:p>
      <text:p text:style-name="Standard"><text:s text:c="2"/>7. Includes error handling and rollback</text:p>
      <text:p text:style-name="Standard"><text:s text:c="2"/>8. Generates a final verification report</text:p>
      <text:p text:style-name="Standard"><text:s text:c="2"/></text:p>
      <text:p text:style-name="Standard"><text:s text:c="2"/>The script should be idempotent (safe to run multiple times) and provide options for partial installation if some tools are already installed.</text:p>
      <text:p text:style-name="Standard"><text:s text:c="2"/></text:p>
      <text:p text:style-name="Standard"><text:s text:c="2"/>Priority order: Git -&gt; Python -&gt; Python packages -&gt; Graphics tools -&gt; Optional tools</text:p>
      <text:p text:style-name="Standard"><text:s text:c="2"/></text:p>
      <text:p text:style-name="Standard"><text:s text:c="2"/>Include a --dry-run option to show what would be installed without actually install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 Slab" fo:font-family="'Roboto Slab'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Amon</meta:initial-creator>
    <meta:creation-date>2025-09-12T00:29:17.546390644</meta:creation-date>
    <meta:editing-cycles>1</meta:editing-cycles>
    <meta:editing-duration>PT26S</meta:editing-duration>
    <dc:date>2025-09-12T00:29:43.873763824</dc:date>
    <dc:creator>Christopher Amon</dc:creator>
    <meta:document-statistic meta:table-count="0" meta:image-count="0" meta:object-count="0" meta:page-count="5" meta:paragraph-count="217" meta:word-count="867" meta:character-count="7958" meta:non-whitespace-character-count="6355"/>
    <meta:generator>LibreOffice/25.2.3.2$Linux_X86_64 LibreOffice_project/520$Build-2</meta:generator>
  </office:meta>
</office:document-meta>
</file>